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e43" officeooo:paragraph-rsid="000e0e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vail à faire 3 :</text:p>
      <text:p text:style-name="P1"/>
      <text:p text:style-name="P1">Recensement des formulaires : </text:p>
      <text:p text:style-name="P1"/>
      <text:p text:style-name="P1">Creation du compte</text:p>
      <text:p text:style-name="P1">Commande</text:p>
      <text:p text:style-name="P1">Commentaires</text:p>
      <text:p text:style-name="P1">Inscription à la newsletter</text:p>
      <text:p text:style-name="P1"/>
      <text:p text:style-name="P1">Globalement les modifications à faire seraient de mettre du post partout, parce que par endroit y a du GET et du REQUEST, qui peuvent mener à des defauts de sécurité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1:59:42.622000000</meta:creation-date>
    <dc:date>2024-09-27T12:04:40.663000000</dc:date>
    <meta:editing-duration>PT4M59S</meta:editing-duration>
    <meta:editing-cycles>1</meta:editing-cycles>
    <meta:document-statistic meta:table-count="0" meta:image-count="0" meta:object-count="0" meta:page-count="1" meta:paragraph-count="7" meta:word-count="48" meta:character-count="279" meta:non-whitespace-character-count="237"/>
    <meta:generator>LibreOffice/24.8.0.3$Windows_X86_64 LibreOffice_project/0bdf1299c94fe897b119f97f3c613e9dca6be583</meta:generator>
  </office:meta>
</office:document-meta>
</file>